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domain expert gener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9664502156421" calcext:value-type="float">
            <text:p>0.959664502156421</text:p>
          </table:table-cell>
          <table:table-cell office:value-type="float" office:value="0.163428663039005" calcext:value-type="float">
            <text:p>0.163428663039005</text:p>
          </table:table-cell>
          <table:table-cell office:value-type="float" office:value="0.897376163977606" calcext:value-type="float">
            <text:p>0.89737616397760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9664502156421" calcext:value-type="float">
            <text:p>0.959664502156421</text:p>
          </table:table-cell>
          <table:table-cell office:value-type="float" office:value="0.163428663039005" calcext:value-type="float">
            <text:p>0.163428663039005</text:p>
          </table:table-cell>
          <table:table-cell office:value-type="float" office:value="0.903843454297072" calcext:value-type="float">
            <text:p>0.90384345429707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6107984599744" calcext:value-type="float">
            <text:p>0.956107984599744</text:p>
          </table:table-cell>
          <table:table-cell office:value-type="float" office:value="0.163428663039005" calcext:value-type="float">
            <text:p>0.163428663039005</text:p>
          </table:table-cell>
          <table:table-cell office:value-type="float" office:value="0.898346911194843" calcext:value-type="float">
            <text:p>0.8983469111948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999999991955" calcext:value-type="float">
            <text:p>0.999999999991955</text:p>
          </table:table-cell>
          <table:table-cell office:value-type="float" office:value="0.199220272904483" calcext:value-type="float">
            <text:p>0.199220272904483</text:p>
          </table:table-cell>
          <table:table-cell office:value-type="float" office:value="0.921997748670568" calcext:value-type="float">
            <text:p>0.921997748670568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999999991955" calcext:value-type="float">
            <text:p>0.999999999991955</text:p>
          </table:table-cell>
          <table:table-cell office:value-type="float" office:value="0.258479532163743" calcext:value-type="float">
            <text:p>0.258479532163743</text:p>
          </table:table-cell>
          <table:table-cell office:value-type="float" office:value="0.925865513952313" calcext:value-type="float">
            <text:p>0.92586551395231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999999991955" calcext:value-type="float">
            <text:p>0.999999999991955</text:p>
          </table:table-cell>
          <table:table-cell office:value-type="float" office:value="0.206627680311891" calcext:value-type="float">
            <text:p>0.206627680311891</text:p>
          </table:table-cell>
          <table:table-cell office:value-type="float" office:value="0.930285868984956" calcext:value-type="float">
            <text:p>0.93028586898495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13" calcext:value-type="float">
            <text:p>0.13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13" calcext:value-type="float">
            <text:p>0.13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9" calcext:value-type="float">
            <text:p>0.69</text:p>
          </table:table-cell>
          <table:table-cell office:value-type="float" office:value="0.14" calcext:value-type="float">
            <text:p>0.14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9" calcext:value-type="float">
            <text:p>0.69</text:p>
          </table:table-cell>
          <table:table-cell office:value-type="float" office:value="0.14" calcext:value-type="float">
            <text:p>0.14</text:p>
          </table:table-cell>
          <table:table-cell office:value-type="float" office:value="0.89" calcext:value-type="float">
            <text:p>0.89</text:p>
          </table:table-cell>
          <table:table-cell table:number-columns-repeated="1020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69" calcext:value-type="float">
            <text:p>0.69</text:p>
          </table:table-cell>
          <table:table-cell office:value-type="float" office:value="0.14" calcext:value-type="float">
            <text:p>0.14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table:formula="of:=AVERAGE([.A4:.A24])" office:value-type="float" office:value="0.878571428571429" calcext:value-type="float">
            <text:p>0.878571428571429</text:p>
          </table:table-cell>
          <table:table-cell table:formula="of:=AVERAGE([.B4:.B24])" office:value-type="float" office:value="0.740735094708974" calcext:value-type="float">
            <text:p>0.740735094708974</text:p>
          </table:table-cell>
          <table:table-cell table:formula="of:=AVERAGE([.C4:.C24])" office:value-type="float" office:value="0.135457784499864" calcext:value-type="float">
            <text:p>0.135457784499864</text:p>
          </table:table-cell>
          <table:table-cell table:formula="of:=AVERAGE([.D4:.D24])" office:value-type="float" office:value="0.830367412432255" calcext:value-type="float">
            <text:p>0.83036741243225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 expert ag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  <table:table-cell table:number-columns-repeated="1019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1" calcext:value-type="float">
            <text:p>0.81</text:p>
          </table:table-cell>
          <table:table-cell office:value-type="float" office:value="0.23" calcext:value-type="float">
            <text:p>0.23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  <table:table-cell office:value-type="float" office:value="0.24" calcext:value-type="float">
            <text:p>0.2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9" calcext:value-type="float">
            <text:p>0.79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AVERAGE([.A29:.A34])" office:value-type="float" office:value="0.865" calcext:value-type="float">
            <text:p>0.865</text:p>
          </table:table-cell>
          <table:table-cell table:formula="of:=AVERAGE([.B29:.B34])" office:value-type="float" office:value="0.9" calcext:value-type="float">
            <text:p>0.9</text:p>
          </table:table-cell>
          <table:table-cell table:formula="of:=AVERAGE([.C29:.C34])" office:value-type="float" office:value="0.62" calcext:value-type="float">
            <text:p>0.62</text:p>
          </table:table-cell>
          <table:table-cell table:formula="of:=AVERAGE([.D29:.D34])" office:value-type="float" office:value="0.905" calcext:value-type="float">
            <text:p>0.9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 expert diabe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  <table:table-cell table:number-columns-repeated="1019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77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23" calcext:value-type="float">
            <text:p>0.23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28" calcext:value-type="float">
            <text:p>0.2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37" calcext:value-type="float">
            <text:p>0.37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39" calcext:value-type="float">
            <text:p>0.39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37" calcext:value-type="float">
            <text:p>0.37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05" calcext:value-type="float">
            <text:p>0.0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table:formula="of:=AVERAGE([.A39:.A47])" office:value-type="float" office:value="0.965555555555556" calcext:value-type="float">
            <text:p>0.965555555555556</text:p>
          </table:table-cell>
          <table:table-cell table:formula="of:=AVERAGE([.B39:.B47])" office:value-type="float" office:value="0.841111111111111" calcext:value-type="float">
            <text:p>0.841111111111111</text:p>
          </table:table-cell>
          <table:table-cell table:formula="of:=AVERAGE([.C39:.C47])" office:value-type="float" office:value="0.239111111111111" calcext:value-type="float">
            <text:p>0.239111111111111</text:p>
          </table:table-cell>
          <table:table-cell table:formula="of:=AVERAGE([.D39:.D47])" office:value-type="float" office:value="0.908888888888889" calcext:value-type="float">
            <text:p>0.908888888888889</text:p>
          </table:table-cell>
          <table:table-cell table:number-columns-repeated="1020"/>
        </table:table-row>
        <table:table-row table:style-name="ro1">
          <table:table-cell table:formula="of:=AVERAGE([.A48];[.A35];[.A25])" office:value-type="float" office:value="0.903042328042328" calcext:value-type="float">
            <text:p>0.903042328042328</text:p>
          </table:table-cell>
          <table:table-cell table:formula="of:=AVERAGE([.B48];[.B35];[.B25])" office:value-type="float" office:value="0.827282068606695" calcext:value-type="float">
            <text:p>0.827282068606695</text:p>
          </table:table-cell>
          <table:table-cell table:formula="of:=AVERAGE([.C48];[.C35];[.C25])" office:value-type="float" office:value="0.331522965203658" calcext:value-type="float">
            <text:p>0.331522965203658</text:p>
          </table:table-cell>
          <table:table-cell table:formula="of:=AVERAGE([.D48];[.D35];[.D25])" office:value-type="float" office:value="0.881418767107048" calcext:value-type="float">
            <text:p>0.881418767107048</text:p>
          </table:table-cell>
          <table:table-cell table:formula="of:=AVERAGE([.A49:.D49])" office:value-type="float" office:value="0.735816532239932" calcext:value-type="float">
            <text:p>0.7358165322399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3 general queries</text:p>
          </table:table-cell>
          <table:table-cell office:value-type="string" calcext:value-type="string">
            <text:p>13 diabetes queries</text:p>
          </table:table-cell>
          <table:table-cell office:value-type="string" calcext:value-type="string">
            <text:p>6 aging queri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itizen scientist gene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float" office:value="0.056" calcext:value-type="float">
            <text:p>0.056</text:p>
          </table:table-cell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056" calcext:value-type="float">
            <text:p>0.056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float" office:value="0.056" calcext:value-type="float">
            <text:p>0.056</text:p>
          </table:table-cell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5" calcext:value-type="float">
            <text:p>0.15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76" calcext:value-type="float">
            <text:p>0.76</text:p>
          </table:table-cell>
          <table:table-cell office:value-type="float" office:value="0.19" calcext:value-type="float">
            <text:p>0.19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73" calcext:value-type="float">
            <text:p>0.73</text:p>
          </table:table-cell>
          <table:table-cell office:value-type="float" office:value="0.15" calcext:value-type="float">
            <text:p>0.1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6" calcext:value-type="float">
            <text:p>0.46</text:p>
          </table:table-cell>
          <table:table-cell office:value-type="float" office:value="0.06" calcext:value-type="float">
            <text:p>0.06</text:p>
          </table:table-cell>
          <table:table-cell office:value-type="float" office:value="0.89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6" calcext:value-type="float">
            <text:p>0.46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6" calcext:value-type="float">
            <text:p>0.46</text:p>
          </table:table-cell>
          <table:table-cell office:value-type="float" office:value="0.071" calcext:value-type="float">
            <text:p>0.071</text:p>
          </table:table-cell>
          <table:table-cell office:value-type="float" office:value="0.71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68" calcext:value-type="float">
            <text:p>0.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66" calcext:value-type="float">
            <text:p>0.66</text:p>
          </table:table-cell>
          <table:table-cell office:value-type="float" office:value="0.065" calcext:value-type="float">
            <text:p>0.065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66" calcext:value-type="float">
            <text:p>0.66</text:p>
          </table:table-cell>
          <table:table-cell office:value-type="float" office:value="0.065" calcext:value-type="float">
            <text:p>0.065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.79" calcext:value-type="float">
            <text:p>0.79</text:p>
          </table:table-cell>
          <table:table-cell office:value-type="float" office:value="0.14" calcext:value-type="float">
            <text:p>0.14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.17" calcext:value-type="float">
            <text:p>0.17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AVERAGE([.A56:.A75])" office:value-type="float" office:value="0.88915" calcext:value-type="float">
            <text:p>0.88915</text:p>
          </table:table-cell>
          <table:table-cell table:formula="of:=AVERAGE([.B56:.B75])" office:value-type="float" office:value="0.681" calcext:value-type="float">
            <text:p>0.681</text:p>
          </table:table-cell>
          <table:table-cell table:formula="of:=AVERAGE([.C56:.C75])" office:value-type="float" office:value="0.10135" calcext:value-type="float">
            <text:p>0.10135</text:p>
          </table:table-cell>
          <table:table-cell table:formula="of:=AVERAGE([.D56:.D75])" office:value-type="float" office:value="0.8115" calcext:value-type="float">
            <text:p>0.81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tizen scientist aging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0.94" calcext:value-type="float">
            <text:p>0.94</text:p>
          </table:table-cell>
          <table:table-cell office:value-type="float" office:value="0.071" calcext:value-type="float">
            <text:p>0.0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.94" calcext:value-type="float">
            <text:p>0.94</text:p>
          </table:table-cell>
          <table:table-cell office:value-type="float" office:value="0.071" calcext:value-type="float">
            <text:p>0.0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071" calcext:value-type="float">
            <text:p>0.0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9" calcext:value-type="float">
            <text:p>0.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9" calcext:value-type="float">
            <text:p>0.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9" calcext:value-type="float">
            <text:p>0.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3" calcext:value-type="float">
            <text:p>0.83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3" calcext:value-type="float">
            <text:p>0.83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AVERAGE([.A79:.A87])" office:value-type="float" office:value="0.76" calcext:value-type="float">
            <text:p>0.76</text:p>
          </table:table-cell>
          <table:table-cell table:formula="of:=AVERAGE([.B79:.B87])" office:value-type="float" office:value="0.914444444444444" calcext:value-type="float">
            <text:p>0.914444444444444</text:p>
          </table:table-cell>
          <table:table-cell table:formula="of:=AVERAGE([.C79:.C87])" office:value-type="float" office:value="0.0986666666666667" calcext:value-type="float">
            <text:p>0.0986666666666667</text:p>
          </table:table-cell>
          <table:table-cell table:formula="of:=AVERAGE([.D79:.D87])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itizen scientist diabe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  <table:table-cell table:number-columns-repeated="101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AVERAGE([.A93:.A104])" office:value-type="float" office:value="0.8575" calcext:value-type="float">
            <text:p>0.8575</text:p>
          </table:table-cell>
          <table:table-cell table:formula="of:=AVERAGE([.B93:.B104])" office:value-type="float" office:value="0.780833333333333" calcext:value-type="float">
            <text:p>0.780833333333333</text:p>
          </table:table-cell>
          <table:table-cell table:formula="of:=AVERAGE([.C93:.C104])" office:value-type="float" office:value="0.215" calcext:value-type="float">
            <text:p>0.215</text:p>
          </table:table-cell>
          <table:table-cell table:formula="of:=AVERAGE([.D93:.D104])" office:value-type="float" office:value="0.929166666666667" calcext:value-type="float">
            <text:p>0.929166666666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AVERAGE([.A76];[.A88];[.A105])" office:value-type="float" office:value="0.83555" calcext:value-type="float">
            <text:p>0.83555</text:p>
          </table:table-cell>
          <table:table-cell table:formula="of:=AVERAGE([.B76];[.B88];[.B105])" office:value-type="float" office:value="0.792092592592593" calcext:value-type="float">
            <text:p>0.792092592592593</text:p>
          </table:table-cell>
          <table:table-cell table:formula="of:=AVERAGE([.C76];[.C88];[.C105])" office:value-type="float" office:value="0.138338888888889" calcext:value-type="float">
            <text:p>0.138338888888889</text:p>
          </table:table-cell>
          <table:table-cell table:formula="of:=AVERAGE([.D76];[.D88];[.D105])" office:value-type="float" office:value="0.896888888888889" calcext:value-type="float">
            <text:p>0.896888888888889</text:p>
          </table:table-cell>
          <table:table-cell table:formula="of:=AVERAGE([.A107:.D107])" office:value-type="float" office:value="0.665717592592593" calcext:value-type="float">
            <text:p>0.66571759259259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 general cs que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 diabetes cs que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aging cs queries</text:p>
          </table:table-cell>
          <table:table-cell table:number-columns-repeated="1023"/>
        </table:table-row>
      </table:table>
      <table:table table:name="gpt4o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domain expert gener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9" calcext:value-type="float">
            <text:p>0.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AVERAGE([.A4:.A6])" office:value-type="float" office:value="0.89" calcext:value-type="float">
            <text:p>0.89</text:p>
          </table:table-cell>
          <table:table-cell table:formula="of:=AVERAGE([.B4:.B6])" office:value-type="float" office:value="0.39" calcext:value-type="float">
            <text:p>0.39</text:p>
          </table:table-cell>
          <table:table-cell table:formula="of:=AVERAGE([.C4:.C6])" office:value-type="float" office:value="0.055" calcext:value-type="float">
            <text:p>0.055</text:p>
          </table:table-cell>
          <table:table-cell table:formula="of:=AVERAGE([.D4:.D6])" office:value-type="float" office:value="0.39" calcext:value-type="float">
            <text:p>0.3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main expert ag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21" calcext:value-type="float">
            <text:p>0.2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21" calcext:value-type="float">
            <text:p>0.2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21" calcext:value-type="float">
            <text:p>0.2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93" calcext:value-type="float">
            <text:p>0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AVERAGE([.A11:.A22])" office:value-type="float" office:value="0.991666666666667" calcext:value-type="float">
            <text:p>0.991666666666667</text:p>
          </table:table-cell>
          <table:table-cell table:formula="of:=AVERAGE([.B11:.B22])" office:value-type="float" office:value="0.93" calcext:value-type="float">
            <text:p>0.93</text:p>
          </table:table-cell>
          <table:table-cell table:formula="of:=AVERAGE([.C11:.C22])" office:value-type="float" office:value="0.149166666666667" calcext:value-type="float">
            <text:p>0.149166666666667</text:p>
          </table:table-cell>
          <table:table-cell table:formula="of:=AVERAGE([.D11:.D22])" office:value-type="float" office:value="0.9225" calcext:value-type="float">
            <text:p>0.922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main expert diabe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31" calcext:value-type="float">
            <text:p>0.3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4" calcext:value-type="float">
            <text:p>0.1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4" calcext:value-type="float">
            <text:p>0.14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23" calcext:value-type="float">
            <text:p>0.2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  <table:table-cell office:value-type="float" office:value="0.17" calcext:value-type="float">
            <text:p>0.17</text:p>
          </table:table-cell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  <table:table-cell office:value-type="float" office:value="0.19" calcext:value-type="float">
            <text:p>0.19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  <table:table-cell office:value-type="float" office:value="0.12" calcext:value-type="float">
            <text:p>0.12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AVERAGE([.A27:.A38])" office:value-type="float" office:value="0.9825" calcext:value-type="float">
            <text:p>0.9825</text:p>
          </table:table-cell>
          <table:table-cell table:formula="of:=AVERAGE([.B27:.B38])" office:value-type="float" office:value="0.7925" calcext:value-type="float">
            <text:p>0.7925</text:p>
          </table:table-cell>
          <table:table-cell table:formula="of:=AVERAGE([.C27:.C38])" office:value-type="float" office:value="0.219166666666667" calcext:value-type="float">
            <text:p>0.219166666666667</text:p>
          </table:table-cell>
          <table:table-cell table:formula="of:=AVERAGE([.D27:.D38])" office:value-type="float" office:value="0.898333333333333" calcext:value-type="float">
            <text:p>0.898333333333333</text:p>
          </table:table-cell>
          <table:table-cell/>
        </table:table-row>
        <table:table-row table:style-name="ro1">
          <table:table-cell table:formula="of:=AVERAGE([.A7];[.A23];[.A39])" office:value-type="float" office:value="0.954722222222222" calcext:value-type="float">
            <text:p>0.954722222222222</text:p>
          </table:table-cell>
          <table:table-cell table:formula="of:=AVERAGE([.B7];[.B23];[.B39])" office:value-type="float" office:value="0.704166666666667" calcext:value-type="float">
            <text:p>0.704166666666667</text:p>
          </table:table-cell>
          <table:table-cell table:formula="of:=AVERAGE([.C7];[.C23];[.C39])" office:value-type="float" office:value="0.141111111111111" calcext:value-type="float">
            <text:p>0.141111111111111</text:p>
          </table:table-cell>
          <table:table-cell table:formula="of:=AVERAGE([.D7];[.D23];[.D39])" office:value-type="float" office:value="0.736944444444444" calcext:value-type="float">
            <text:p>0.73694444444444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formula="of:=AVERAGE([.A7];[.A23];[.A39])" office:value-type="float" office:value="0.954722222222222" calcext:value-type="float">
            <text:p>0.954722222222222</text:p>
          </table:table-cell>
          <table:table-cell table:formula="of:=AVERAGE([.B7];[.B23];[.B39])" office:value-type="float" office:value="0.704166666666667" calcext:value-type="float">
            <text:p>0.704166666666667</text:p>
          </table:table-cell>
          <table:table-cell table:formula="of:=AVERAGE([.C7];[.C23];[.C39])" office:value-type="float" office:value="0.141111111111111" calcext:value-type="float">
            <text:p>0.141111111111111</text:p>
          </table:table-cell>
          <table:table-cell table:formula="of:=AVERAGE([.D7];[.D23];[.D39])" office:value-type="float" office:value="0.736944444444444" calcext:value-type="float">
            <text:p>0.736944444444444</text:p>
          </table:table-cell>
          <table:table-cell table:formula="of:=AVERAGE([.A42:.D42])" office:value-type="float" office:value="0.634236111111111" calcext:value-type="float">
            <text:p>0.634236111111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tizen scientist ag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19" calcext:value-type="float">
            <text:p>0.19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19" calcext:value-type="float">
            <text:p>0.19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AVERAGE([.A46:.A57])" office:value-type="float" office:value="0.956666666666667" calcext:value-type="float">
            <text:p>0.956666666666667</text:p>
          </table:table-cell>
          <table:table-cell table:formula="of:=AVERAGE([.B46:.B57])" office:value-type="float" office:value="0.955" calcext:value-type="float">
            <text:p>0.955</text:p>
          </table:table-cell>
          <table:table-cell table:formula="of:=AVERAGE([.C46:.C57])" office:value-type="float" office:value="0.226666666666667" calcext:value-type="float">
            <text:p>0.226666666666667</text:p>
          </table:table-cell>
          <table:table-cell table:formula="of:=AVERAGE([.D46:.D57])" office:value-type="float" office:value="0.953333333333333" calcext:value-type="float">
            <text:p>0.95333333333333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itizen scientist diabe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39" calcext:value-type="float">
            <text:p>0.39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22" calcext:value-type="float">
            <text:p>0.22</text:p>
          </table:table-cell>
          <table:table-cell office:value-type="float" office:value="0.93" calcext:value-type="float">
            <text:p>0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  <table:table-cell office:value-type="float" office:value="0.22" calcext:value-type="float">
            <text:p>0.22</text:p>
          </table:table-cell>
          <table:table-cell office:value-type="float" office:value="0.93" calcext:value-type="float">
            <text:p>0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22" calcext:value-type="float">
            <text:p>0.22</text:p>
          </table:table-cell>
          <table:table-cell office:value-type="float" office:value="0.93" calcext:value-type="float">
            <text:p>0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AVERAGE([.A63:.A74])" office:value-type="float" office:value="0.948333333333333" calcext:value-type="float">
            <text:p>0.948333333333333</text:p>
          </table:table-cell>
          <table:table-cell table:formula="of:=AVERAGE([.B63:.B74])" office:value-type="float" office:value="0.855" calcext:value-type="float">
            <text:p>0.855</text:p>
          </table:table-cell>
          <table:table-cell table:formula="of:=AVERAGE([.C63:.C74])" office:value-type="float" office:value="0.2675" calcext:value-type="float">
            <text:p>0.2675</text:p>
          </table:table-cell>
          <table:table-cell table:formula="of:=AVERAGE([.D63:.D74])" office:value-type="float" office:value="0.955" calcext:value-type="float">
            <text:p>0.955</text:p>
          </table:table-cell>
          <table:table-cell table:formula="of:=AVERAGE([.A75:.D75])" office:value-type="float" office:value="0.756458333333333" calcext:value-type="float">
            <text:p>0.7564583333333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tizen scientist 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7" calcext:value-type="float">
            <text:p>0.17</text:p>
          </table:table-cell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7" calcext:value-type="float">
            <text:p>0.17</text:p>
          </table:table-cell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79:.B87])" office:value-type="float" office:value="0.333333333333333" calcext:value-type="float">
            <text:p>0.333333333333333</text:p>
          </table:table-cell>
          <table:table-cell table:formula="of:=AVERAGE([.C79:.C87])" office:value-type="float" office:value="0.100555555555556" calcext:value-type="float">
            <text:p>0.100555555555556</text:p>
          </table:table-cell>
          <table:table-cell table:formula="of:=AVERAGE([.D79:.D87])" office:value-type="float" office:value="0.306666666666667" calcext:value-type="float">
            <text:p>0.306666666666667</text:p>
          </table:table-cell>
          <table:table-cell table:formula="of:=AVERAGE([.A88:.D88])" office:value-type="float" office:value="0.435138888888889" calcext:value-type="float">
            <text:p>0.4351388888888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58];[.A75];[.A88])" office:value-type="float" office:value="0.968333333333333" calcext:value-type="float">
            <text:p>0.968333333333333</text:p>
          </table:table-cell>
          <table:table-cell table:formula="of:=AVERAGE([.B58];[.B75];[.B88])" office:value-type="float" office:value="0.714444444444445" calcext:value-type="float">
            <text:p>0.714444444444445</text:p>
          </table:table-cell>
          <table:table-cell table:formula="of:=AVERAGE([.C58];[.C75];[.C88])" office:value-type="float" office:value="0.198240740740741" calcext:value-type="float">
            <text:p>0.198240740740741</text:p>
          </table:table-cell>
          <table:table-cell table:formula="of:=AVERAGE([.D58];[.D75];[.D88])" office:value-type="float" office:value="0.738333333333333" calcext:value-type="float">
            <text:p>0.738333333333333</text:p>
          </table:table-cell>
          <table:table-cell table:formula="of:=AVERAGE([.A90:.D90])" office:value-type="float" office:value="0.654837962962963" calcext:value-type="float">
            <text:p>0.654837962962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1:29:04.906194509</meta:creation-date>
    <dc:date>2024-07-01T18:58:40.677815610</dc:date>
    <meta:editing-duration>P3DT16H56M6S</meta:editing-duration>
    <meta:editing-cycles>14</meta:editing-cycles>
    <meta:generator>LibreOffice/7.3.7.2$Linux_X86_64 LibreOffice_project/30$Build-2</meta:generator>
    <meta:document-statistic meta:table-count="2" meta:cell-count="3874" meta:object-count="0"/>
  </office:meta>
</office:document-meta>
</file>